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c2b16" officeooo:paragraph-rsid="001c2b16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c2b16" officeooo:paragraph-rsid="001c2b1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1c2b16" officeooo:paragraph-rsid="001c2b1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tyle="normal" fo:font-weight="bold" officeooo:rsid="001c2b16" officeooo:paragraph-rsid="001c2b16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tyle="normal" fo:font-weight="bold" officeooo:rsid="001d48a8" officeooo:paragraph-rsid="001d48a8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tyle="normal" fo:font-weight="normal" officeooo:rsid="001ef887" officeooo:paragraph-rsid="001ef887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e6e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41 </text:span>– SERVIDOR DHCP NO LINUX 01 – INSTALAÇÃO E CONFIGURAÇÃO DE UM ESCOPO</text:p>
      <text:p text:style-name="P1"/>
      <text:p text:style-name="P2">*** SERVIDOR DHCP NO LINUX ***</text:p>
      <text:p text:style-name="P2"/>
      <text:p text:style-name="P3">1. <text:span text:style-name="T2">Interfaces de rede do servidor</text:span></text:p>
      <text:p text:style-name="P3"><text:span text:style-name="T2"/></text:p>
      <text:p text:style-name="P3"><text:span text:style-name="T2">– IP Fixo</text:span></text:p>
      <text:p text:style-name="P3"><text:span text:style-name="T2">– Instalar o pacote do Servidor DHCP:</text:span></text:p>
      <text:p text:style-name="P3"><text:span text:style-name="T2"><text:s text:c="3"/>isc-dhco-server</text:span></text:p>
      <text:p text:style-name="P3"><text:span text:style-name="T2"/></text:p>
      <text:p text:style-name="P4">/etc/network/interfaces</text:p>
      <text:p text:style-name="P4"/>
      <text:p text:style-name="P5">2. <text:span text:style-name="T2">Arquivo de configuração do servidor DHCP</text:span></text:p>
      <text:p text:style-name="P4"/>
      <text:p text:style-name="P4">/<text:span text:style-name="T3">etc/dhcp/dhcp.conf</text:span></text:p>
      <text:p text:style-name="P4"/>
      <text:p text:style-name="P6">Comando de verificação: <text:s/>dhcp -t</text:p>
      <text:p text:style-name="P6"/>
      <text:p text:style-name="P6"/>
      <text:p text:style-name="P3"><text:span text:style-name="T2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12:39:06.967809194</meta:creation-date>
    <dc:date>2020-04-01T13:19:04.220347384</dc:date>
    <meta:editing-duration>PT29M50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1" meta:paragraph-count="10" meta:word-count="47" meta:character-count="315" meta:non-whitespace-character-count="270"/>
  </office:meta>
</office:document-meta>
</file>